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table:style-name="ce1" office:value-type="string" calcext:value-type="string">
            <text:p>ft_calloc</text:p>
          </table:table-cell>
          <table:table-cell/>
          <table:table-cell table:style-name="ce1"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table:style-name="ce1" office:value-type="string" calcext:value-type="string">
            <text:p>ft_strdup</text:p>
          </table:table-cell>
          <table:table-cell/>
          <table:table-cell table:style-name="ce1"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-00-0000</text:date>, <text:time style:data-style-name="N2" text:time-value="15:59:48.022556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23T16:00:04.546268396</dc:date>
    <meta:editing-duration>PT2H12M28S</meta:editing-duration>
    <meta:editing-cycles>7</meta:editing-cycles>
    <meta:document-statistic meta:table-count="1" meta:cell-count="42" meta:object-count="0"/>
  </office:meta>
</office:document-meta>
</file>